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2679a"/>
    </style:style>
    <style:style style:name="P2" style:family="paragraph" style:parent-style-name="Standard">
      <style:text-properties officeooo:paragraph-rsid="0002cf93"/>
    </style:style>
    <style:style style:name="P3" style:family="paragraph" style:parent-style-name="Standard">
      <style:text-properties officeooo:paragraph-rsid="0003a96b"/>
    </style:style>
    <style:style style:name="T1" style:family="text">
      <style:text-properties officeooo:rsid="00020cb5"/>
    </style:style>
    <style:style style:name="T2" style:family="text">
      <style:text-properties officeooo:rsid="0002679a"/>
    </style:style>
    <style:style style:name="T3" style:family="text">
      <style:text-properties officeooo:rsid="0002cf93"/>
    </style:style>
    <style:style style:name="T4" style:family="text">
      <style:text-properties officeooo:rsid="0003a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LGATE</text:p>
      <text:p text:style-name="Standard"/>
      <text:p text:style-name="Standard"><text:span text:style-name="T1">1 </text:span>COLGATE <text:span text:style-name="T1">Nach 3 Monaten - Offizieller Trailer [HD]</text:span></text:p>
      <text:p text:style-name="Standard"><text:a xlink:type="simple" xlink:href="https://www.youtube.com/watch?v=gcqXnC0mC2c" text:style-name="Internet_20_link" text:visited-style-name="Visited_20_Internet_20_Link">https://www.youtube.com/watch?v=gcqXnC0mC2c</text:a><text:tab/><text:tab/><text:span text:style-name="T1">gcqXnC0mC2c</text:span></text:p>
      <text:p text:style-name="Standard">{youtube}<text:span text:style-name="T1">gcqXnC0mC2c</text:span>{/youtube}</text:p>
      <text:p text:style-name="Standard"/>
      <text:p text:style-name="Standard"><text:span text:style-name="T1">2 COLGATE </text:span>Change Your Brush - Frühling</text:p>
      <text:p text:style-name="Standard"><text:a xlink:type="simple" xlink:href="https://www.youtube.com/watch?v=Q0IziGIa2vQ" text:style-name="Internet_20_link" text:visited-style-name="Visited_20_Internet_20_Link">https://www.youtube.com/watch?v=Q0IziGIa2vQ</text:a><text:tab/><text:tab/><text:tab/><text:span text:style-name="T1">Q0IziGIa2vQ</text:span></text:p>
      <text:p text:style-name="Standard">{youtube}<text:span text:style-name="T1">Q0IziGIa2vQ</text:span>{/youtube}</text:p>
      <text:p text:style-name="Standard"/>
      <text:p text:style-name="Standard"><text:span text:style-name="T2">3 COLGATE </text:span>Change Your Brush - Winter</text:p>
      <text:p text:style-name="P1"><text:a xlink:type="simple" xlink:href="https://www.youtube.com/watch?v=NMMPYu6EcEA" text:style-name="Internet_20_link" text:visited-style-name="Visited_20_Internet_20_Link">https://www.youtube.com/watch?v=NMMPYu6EcEA</text:a><text:tab/><text:tab/><text:span text:style-name="T2">NMMPYu6EcEA</text:span></text:p>
      <text:p text:style-name="P1">{youtube}<text:span text:style-name="T2">NMMPYu6EcEA</text:span>{/youtube}</text:p>
      <text:p text:style-name="Standard"/>
      <text:p text:style-name="P1"><text:span text:style-name="T2">4 COLGATE </text:span>Change Your Brush - Herbst</text:p>
      <text:p text:style-name="P1"><text:a xlink:type="simple" xlink:href="https://www.youtube.com/watch?v=qbRXJuUOYJ8" text:style-name="Internet_20_link" text:visited-style-name="Visited_20_Internet_20_Link">https://www.youtube.com/watch?v=qbRXJuUOYJ8</text:a><text:tab/><text:tab/><text:span text:style-name="T2">qbRXJuUOYJ8</text:span></text:p>
      <text:p text:style-name="P1">{youtube}<text:span text:style-name="T2">qbRXJuUOYJ8</text:span>{/youtube}</text:p>
      <text:p text:style-name="Standard"/>
      <text:p text:style-name="P2"><text:span text:style-name="T2">5 COLGATE </text:span>Change Your Brush – Sommer<text:tab/><text:tab/><text:tab/><text:span text:style-name="T3">YuU5qwYb6ww</text:span></text:p>
      <text:p text:style-name="Standard"><text:a xlink:type="simple" xlink:href="https://www.youtube.com/watch?v=YuU5qwYb6ww" text:style-name="Internet_20_link" text:visited-style-name="Visited_20_Internet_20_Link">https://www.youtube.com/watch?v=YuU5qwYb6ww</text:a></text:p>
      <text:p text:style-name="P2">{youtube}<text:span text:style-name="T3">YuU5qwYb6ww</text:span>{/youtube}</text:p>
      <text:p text:style-name="Standard"/>
      <text:p text:style-name="P1"><text:span text:style-name="T2">6 COLGATE </text:span>90 Tage sind genug!</text:p>
      <text:p text:style-name="P2"><text:a xlink:type="simple" xlink:href="https://www.youtube.com/watch?v=W9-r8PF7Zmg" text:style-name="Internet_20_link" text:visited-style-name="Visited_20_Internet_20_Link">https://www.youtube.com/watch?v=W9-r8PF7Zmg</text:a><text:tab/><text:tab/><text:tab/><text:span text:style-name="T3">W9-r8PF7Zmg</text:span></text:p>
      <text:p text:style-name="P2">{youtube}<text:span text:style-name="T3">W9-r8PF7Zmg</text:span>{/youtube}</text:p>
      <text:p text:style-name="Standard"/>
      <text:p text:style-name="P1"><text:span text:style-name="T2">7 COLGATE </text:span>How to use the Comicfuture Trashmachine</text:p>
      <text:p text:style-name="P2"><text:a xlink:type="simple" xlink:href="https://www.youtube.com/watch?v=WcJoWj51y7c&amp;t=4s" text:style-name="Internet_20_link" text:visited-style-name="Visited_20_Internet_20_Link">https://www.youtube.com/watch?v=WcJoWj51y7c&amp;t=4s</text:a><text:tab/><text:tab/><text:span text:style-name="T3">WcJoWj51y7c</text:span></text:p>
      <text:p text:style-name="P2">{youtube}<text:span text:style-name="T3">WcJoWj51y7c</text:span>{/youtube}</text:p>
      <text:p text:style-name="Standard"/>
      <text:p text:style-name="P1"><text:span text:style-name="T2">8 COLGATE </text:span>The Cleaners</text:p>
      <text:p text:style-name="P3"><text:a xlink:type="simple" xlink:href="https://www.youtube.com/watch?v=1-CT09XC1Bg" text:style-name="Internet_20_link" text:visited-style-name="Visited_20_Internet_20_Link">https://www.youtube.com/watch?v=1-CT09XC1Bg</text:a><text:tab/><text:tab/><text:tab/><text:span text:style-name="T4">1-CT09XC1Bg</text:span></text:p>
      <text:p text:style-name="P3">{youtube}<text:span text:style-name="T4">1-CT09XC1Bg</text:span>{/youtub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9S</meta:editing-duration>
    <meta:editing-cycles>5</meta:editing-cycles>
    <meta:generator>LibreOffice/5.2.3.3$Windows_x86 LibreOffice_project/d54a8868f08a7b39642414cf2c8ef2f228f780cf</meta:generator>
    <dc:date>2019-05-29T22:21:37.725000000</dc:date>
    <meta:document-statistic meta:table-count="0" meta:image-count="0" meta:object-count="0" meta:page-count="1" meta:paragraph-count="25" meta:word-count="79" meta:character-count="1001" meta:non-whitespace-character-count="934"/>
    <meta:user-defined meta:name="Info 1"/>
    <meta:user-defined meta:name="Info 2"/>
    <meta:user-defined meta:name="Info 3"/>
    <meta:user-defined meta:name="Info 4"/>
  </office:meta>
</office:document-meta>
</file>